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/>
    <style:style style:name="ce3" style:family="table-cell" style:parent-style-name="Default">
      <style:table-cell-properties fo:background-color="#7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8b22" fo:font-weight="bold" style:font-weight-asian="bold" style:font-weight-complex="bold"/>
    </style:style>
    <style:style style:name="ce5" style:family="table-cell" style:parent-style-name="Default">
      <style:text-properties fo:color="#228b22"/>
    </style:style>
    <style:style style:name="ce6" style:family="table-cell" style:parent-style-name="Default">
      <style:table-cell-properties fo:background-color="#7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5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860b" fo:font-weight="bold" style:font-weight-asian="bold" style:font-weight-complex="bold"/>
    </style:style>
    <style:style style:name="ce9" style:family="table-cell" style:parent-style-name="Default">
      <style:text-properties fo:color="#b8860b"/>
    </style:style>
    <style:style style:name="ce10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b0000" fo:font-weight="bold" style:font-weight-asian="bold" style:font-weight-complex="bold"/>
    </style:style>
    <style:style style:name="ce13" style:family="table-cell" style:parent-style-name="Default">
      <style:text-properties fo:color="#8b0000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Courbes de densité 13" draw:style-name="gr1" draw:text-style-name="P1" svg:width="20.192cm" svg:height="12.515cm" svg:x="37.357cm" svg:y="0.043cm">
            <draw:object draw:notify-on-update-of-ranges="Feuille1.B3:Feuille1.B50 Feuille1.C2:Feuille1.C2 Feuille1.C3:Feuille1.C50 Feuille1.D2:Feuille1.D2 Feuille1.D3:Feuille1.D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ourbes de densité 13_0" draw:style-name="gr1" draw:text-style-name="P1" svg:width="20.192cm" svg:height="12.515cm" svg:x="37.334cm" svg:y="13.203cm">
            <draw:object draw:notify-on-update-of-ranges="Feuille1.B20:Feuille1.B20 Feuille1.B21:Feuille1.B70 Feuille1.G20:Feuille1.G20 Feuille1.G21:Feuille1.G70 Feuille1.H20:Feuille1.H20 Feuille1.H21:Feuille1.H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ourbes de densité 13_1" draw:style-name="gr1" draw:text-style-name="P1" svg:width="20.192cm" svg:height="12.515cm" svg:x="37.675cm" svg:y="26.642cm">
            <draw:object draw:notify-on-update-of-ranges="Feuille1.B40:Feuille1.B40 Feuille1.B41:Feuille1.B90 Feuille1.K40:Feuille1.K40 Feuille1.K41:Feuille1.K90 Feuille1.L40:Feuille1.L40 Feuille1.L41:Feuille1.L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ourbes de densité 13_2" draw:style-name="gr1" draw:text-style-name="P1" svg:width="20.192cm" svg:height="12.515cm" svg:x="60.276cm" svg:y="0.001cm">
            <draw:object draw:notify-on-update-of-ranges="Feuille1.B2:Feuille1.B2 Feuille1.B3:Feuille1.B50 Feuille1.C2:Feuille1.C2 Feuille1.C3:Feuille1.C50 Feuille1.E2:Feuille1.E2 Feuille1.E3:Feuille1.E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Courbes de densité 13_3" draw:style-name="gr1" draw:text-style-name="P1" svg:width="20.192cm" svg:height="12.515cm" svg:x="60.276cm" svg:y="13.096cm">
            <draw:object draw:notify-on-update-of-ranges="Feuille1.B21:Feuille1.B70 Feuille1.G20:Feuille1.G20 Feuille1.G21:Feuille1.G70 Feuille1.I20:Feuille1.I20 Feuille1.I21:Feuille1.I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ourbes de densité 13_4" draw:style-name="gr1" draw:text-style-name="P1" svg:width="20.192cm" svg:height="12.515cm" svg:x="60.276cm" svg:y="26.643cm">
            <draw:object draw:notify-on-update-of-ranges="Feuille1.B41:Feuille1.B90 Feuille1.K40:Feuille1.K40 Feuille1.K41:Feuille1.K90 Feuille1.M40:Feuille1.M40 Feuille1.M41:Feuille1.M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bTuples</text:p>
          </table:table-cell>
          <table:table-cell table:style-name="ce17" office:value-type="string" calcext:value-type="string">
            <text:p>Dureté (%)</text:p>
          </table:table-cell>
          <table:table-cell table:style-name="ce3"/>
          <table:table-cell table:style-name="ce6" office:value-type="string" calcext:value-type="string">
            <text:p>Densité 13</text:p>
          </table:table-cell>
          <table:table-cell table:style-name="ce3"/>
          <table:table-cell table:style-name="ce2"/>
          <table:table-cell table:style-name="ce7"/>
          <table:table-cell table:style-name="ce10" office:value-type="string" calcext:value-type="string">
            <text:p>Densité 26</text:p>
          </table:table-cell>
          <table:table-cell table:style-name="ce7"/>
          <table:table-cell table:style-name="ce2"/>
          <table:table-cell table:style-name="ce11"/>
          <table:table-cell table:style-name="ce14" office:value-type="string" calcext:value-type="string">
            <text:p>Densité 38</text:p>
          </table:table-cell>
          <table:table-cell table:style-name="ce11"/>
        </table:table-row>
        <table:table-row table:style-name="ro1">
          <table:table-cell table:style-name="ce2"/>
          <table:table-cell table:style-name="ce18"/>
          <table:table-cell table:style-name="ce4" office:value-type="string" calcext:value-type="string">
            <text:p>TauxResSatis(%)</text:p>
          </table:table-cell>
          <table:table-cell table:style-name="ce4" office:value-type="string" calcext:value-type="string">
            <text:p>TpsExecMoyen(ms)</text:p>
          </table:table-cell>
          <table:table-cell table:style-name="ce4" office:value-type="string" calcext:value-type="string">
            <text:p>TimeOuts</text:p>
          </table:table-cell>
          <table:table-cell table:style-name="ce1"/>
          <table:table-cell table:style-name="ce8" office:value-type="string" calcext:value-type="string">
            <text:p>TauxResSatis(%)</text:p>
          </table:table-cell>
          <table:table-cell table:style-name="ce8" office:value-type="string" calcext:value-type="string">
            <text:p>TpsExecMoyen(ms)</text:p>
          </table:table-cell>
          <table:table-cell table:style-name="ce8" office:value-type="string" calcext:value-type="string">
            <text:p>TimeOuts</text:p>
          </table:table-cell>
          <table:table-cell table:style-name="ce1"/>
          <table:table-cell table:style-name="ce12" office:value-type="string" calcext:value-type="string">
            <text:p>TauxResSatis(%)</text:p>
          </table:table-cell>
          <table:table-cell table:style-name="ce12" office:value-type="string" calcext:value-type="string">
            <text:p>TpsExecMoyen(ms)</text:p>
          </table:table-cell>
          <table:table-cell table:style-name="ce12" office:value-type="string" calcext:value-type="string">
            <text:p>TimeOut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625-[.A3])*100/625" office:value-type="float" office:value="84" calcext:value-type="float">
            <text:p>8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625-[.A4])*100/625" office:value-type="float" office:value="83.2" calcext:value-type="float">
            <text:p>83,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625-[.A5])*100/625" office:value-type="float" office:value="82.4" calcext:value-type="float">
            <text:p>82,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625-[.A6])*100/625" office:value-type="float" office:value="81.6" calcext:value-type="float">
            <text:p>81,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625-[.A7])*100/625" office:value-type="float" office:value="80.8" calcext:value-type="float">
            <text:p>80,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625-[.A8])*100/625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625-[.A9])*100/625" office:value-type="float" office:value="79.2" calcext:value-type="float">
            <text:p>79,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625-[.A10])*100/625" office:value-type="float" office:value="78.4" calcext:value-type="float">
            <text:p>78,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625-[.A11])*100/625" office:value-type="float" office:value="77.6" calcext:value-type="float">
            <text:p>77,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3"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625-[.A12])*100/625" office:value-type="float" office:value="76.8" calcext:value-type="float">
            <text:p>76,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625-[.A13])*100/625" office:value-type="float" office:value="76" calcext:value-type="float">
            <text:p>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625-[.A14])*100/625" office:value-type="float" office:value="75.2" calcext:value-type="float">
            <text:p>75,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625-[.A15])*100/625" office:value-type="float" office:value="74.4" calcext:value-type="float">
            <text:p>74,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625-[.A16])*100/625" office:value-type="float" office:value="73.6" calcext:value-type="float">
            <text:p>73,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625-[.A17])*100/625" office:value-type="float" office:value="72.8" calcext:value-type="float">
            <text:p>72,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625-[.A18])*100/625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625-[.A19])*100/625" office:value-type="float" office:value="71.2" calcext:value-type="float">
            <text:p>71,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625-[.A20])*100/625" office:value-type="float" office:value="70.4" calcext:value-type="float">
            <text:p>70,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625-[.A21])*100/625" office:value-type="float" office:value="69.6" calcext:value-type="float">
            <text:p>69,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625-[.A22])*100/625" office:value-type="float" office:value="68.8" calcext:value-type="float">
            <text:p>68,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625-[.A23])*100/625" office:value-type="float" office:value="68" calcext:value-type="float">
            <text:p>6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625-[.A24])*100/625" office:value-type="float" office:value="67.2" calcext:value-type="float">
            <text:p>67,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625-[.A25])*100/625" office:value-type="float" office:value="66.4" calcext:value-type="float">
            <text:p>66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625-[.A26])*100/625" office:value-type="float" office:value="65.6" calcext:value-type="float">
            <text:p>65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625-[.A27])*100/625" office:value-type="float" office:value="64.8" calcext:value-type="float">
            <text:p>64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625-[.A28])*100/625" office:value-type="float" office:value="64" calcext:value-type="float">
            <text:p>6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625-[.A29])*100/625" office:value-type="float" office:value="63.2" calcext:value-type="float">
            <text:p>63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625-[.A30])*100/625" office:value-type="float" office:value="62.4" calcext:value-type="float">
            <text:p>62,4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625-[.A31])*100/625" office:value-type="float" office:value="61.6" calcext:value-type="float">
            <text:p>61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625-[.A32])*100/625" office:value-type="float" office:value="60.8" calcext:value-type="float">
            <text:p>60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625-[.A33])*100/625" office:value-type="float" office:value="60" calcext:value-type="float">
            <text:p>6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625-[.A34])*100/625" office:value-type="float" office:value="59.2" calcext:value-type="float">
            <text:p>59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625-[.A35])*100/625" office:value-type="float" office:value="58.4" calcext:value-type="float">
            <text:p>58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625-[.A36])*100/625" office:value-type="float" office:value="57.6" calcext:value-type="float">
            <text:p>57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625-[.A37])*100/625" office:value-type="float" office:value="56.8" calcext:value-type="float">
            <text:p>56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625-[.A38])*100/625" office:value-type="float" office:value="56" calcext:value-type="float">
            <text:p>5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625-[.A39])*100/625" office:value-type="float" office:value="55.2" calcext:value-type="float">
            <text:p>55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625-[.A40])*100/625" office:value-type="float" office:value="54.4" calcext:value-type="float">
            <text:p>54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625-[.A41])*100/625" office:value-type="float" office:value="53.6" calcext:value-type="float">
            <text:p>53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625-[.A42])*100/625" office:value-type="float" office:value="52.8" calcext:value-type="float">
            <text:p>52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625-[.A43])*100/625" office:value-type="float" office:value="52" calcext:value-type="float">
            <text:p>5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714" calcext:value-type="float">
            <text:p>71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625-[.A44])*100/625" office:value-type="float" office:value="51.2" calcext:value-type="float">
            <text:p>51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760" calcext:value-type="float">
            <text:p>76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625-[.A45])*100/625" office:value-type="float" office:value="50.4" calcext:value-type="float">
            <text:p>50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391" calcext:value-type="float">
            <text:p>1391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625-[.A46])*100/625" office:value-type="float" office:value="49.6" calcext:value-type="float">
            <text:p>49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4297" calcext:value-type="float">
            <text:p>4297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427" calcext:value-type="float">
            <text:p>427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625-[.A47])*100/625" office:value-type="float" office:value="48.8" calcext:value-type="float">
            <text:p>48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635" calcext:value-type="float">
            <text:p>3635</text:p>
          </table:table-cell>
          <table:table-cell table:style-name="ce9" office:value-type="float" office:value="23" calcext:value-type="float">
            <text:p>23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625-[.A48])*100/625" office:value-type="float" office:value="48" calcext:value-type="float">
            <text:p>4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625-[.A49])*100/625" office:value-type="float" office:value="47.2" calcext:value-type="float">
            <text:p>47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61" calcext:value-type="float">
            <text:p>6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625-[.A50])*100/625" office:value-type="float" office:value="46.4" calcext:value-type="float">
            <text:p>46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5630" calcext:value-type="float">
            <text:p>5630</text:p>
          </table:table-cell>
          <table:table-cell table:style-name="ce9" office:value-type="float" office:value="75" calcext:value-type="float">
            <text:p>7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625-[.A51])*100/625" office:value-type="float" office:value="45.6" calcext:value-type="float">
            <text:p>45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61" calcext:value-type="float">
            <text:p>61</text:p>
          </table:table-cell>
          <table:table-cell table:style-name="ce9" office:value-type="float" office:value="3510" calcext:value-type="float">
            <text:p>3510</text:p>
          </table:table-cell>
          <table:table-cell table:style-name="ce9" office:value-type="float" office:value="29" calcext:value-type="float">
            <text:p>29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46" calcext:value-type="float">
            <text:p>64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625-[.A52])*100/625" office:value-type="float" office:value="44.8" calcext:value-type="float">
            <text:p>44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95" calcext:value-type="float">
            <text:p>9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625-[.A53])*100/625" office:value-type="float" office:value="44" calcext:value-type="float">
            <text:p>4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90" calcext:value-type="float">
            <text:p>49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786" calcext:value-type="float">
            <text:p>78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625-[.A54])*100/625" office:value-type="float" office:value="43.2" calcext:value-type="float">
            <text:p>43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8" calcext:value-type="float">
            <text:p>120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625-[.A55])*100/625" office:value-type="float" office:value="42.4" calcext:value-type="float">
            <text:p>42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719" calcext:value-type="float">
            <text:p>1719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625-[.A56])*100/625" office:value-type="float" office:value="41.6" calcext:value-type="float">
            <text:p>41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15" calcext:value-type="float">
            <text:p>2115</text:p>
          </table:table-cell>
          <table:table-cell table:style-name="ce13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625-[.A57])*100/625" office:value-type="float" office:value="40.8" calcext:value-type="float">
            <text:p>40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214" calcext:value-type="float">
            <text:p>2214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625-[.A58])*100/625" office:value-type="float" office:value="40" calcext:value-type="float">
            <text:p>4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75" calcext:value-type="float">
            <text:p>1875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625-[.A59])*100/625" office:value-type="float" office:value="39.2" calcext:value-type="float">
            <text:p>39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99" calcext:value-type="float">
            <text:p>2099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625-[.A60])*100/625" office:value-type="float" office:value="38.4" calcext:value-type="float">
            <text:p>38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73" calcext:value-type="float">
            <text:p>2073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625-[.A61])*100/625" office:value-type="float" office:value="37.6" calcext:value-type="float">
            <text:p>37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83" calcext:value-type="float">
            <text:p>2083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625-[.A62])*100/625" office:value-type="float" office:value="36.8" calcext:value-type="float">
            <text:p>36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130" calcext:value-type="float">
            <text:p>2130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625-[.A63])*100/625" office:value-type="float" office:value="36" calcext:value-type="float">
            <text:p>3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932" calcext:value-type="float">
            <text:p>1932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625-[.A64])*100/625" office:value-type="float" office:value="35.2" calcext:value-type="float">
            <text:p>35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8" calcext:value-type="float">
            <text:p>18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010" calcext:value-type="float">
            <text:p>6010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625-[.A65])*100/625" office:value-type="float" office:value="34.4" calcext:value-type="float">
            <text:p>34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5885" calcext:value-type="float">
            <text:p>5885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625-[.A66])*100/625" office:value-type="float" office:value="33.6" calcext:value-type="float">
            <text:p>33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6510" calcext:value-type="float">
            <text:p>6510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625-[.A67])*100/625" office:value-type="float" office:value="32.8" calcext:value-type="float">
            <text:p>32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8068" calcext:value-type="float">
            <text:p>8068</text:p>
          </table:table-cell>
          <table:table-cell table:style-name="ce13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625-[.A68])*100/625" office:value-type="float" office:value="32" calcext:value-type="float">
            <text:p>3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5526" calcext:value-type="float">
            <text:p>5526</text:p>
          </table:table-cell>
          <table:table-cell table:style-name="ce13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625-[.A69])*100/625" office:value-type="float" office:value="31.2" calcext:value-type="float">
            <text:p>31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6" calcext:value-type="float">
            <text:p>2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2792" calcext:value-type="float">
            <text:p>2792</text:p>
          </table:table-cell>
          <table:table-cell table:style-name="ce1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625-[.A70])*100/625" office:value-type="float" office:value="30.4" calcext:value-type="float">
            <text:p>30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448" calcext:value-type="float">
            <text:p>1448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625-[.A71])*100/625" office:value-type="float" office:value="29.6" calcext:value-type="float">
            <text:p>29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625-[.A72])*100/625" office:value-type="float" office:value="28.8" calcext:value-type="float">
            <text:p>28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625-[.A73])*100/625" office:value-type="float" office:value="28" calcext:value-type="float">
            <text:p>2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625-[.A74])*100/625" office:value-type="float" office:value="27.2" calcext:value-type="float">
            <text:p>27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625-[.A75])*100/625" office:value-type="float" office:value="26.4" calcext:value-type="float">
            <text:p>26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625-[.A76])*100/625" office:value-type="float" office:value="25.6" calcext:value-type="float">
            <text:p>25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625-[.A77])*100/625" office:value-type="float" office:value="24.8" calcext:value-type="float">
            <text:p>24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625-[.A78])*100/62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625-[.A79])*100/625" office:value-type="float" office:value="23.2" calcext:value-type="float">
            <text:p>23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4" calcext:value-type="float">
            <text:p>2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625-[.A80])*100/625" office:value-type="float" office:value="22.4" calcext:value-type="float">
            <text:p>22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625-[.A81])*100/625" office:value-type="float" office:value="21.6" calcext:value-type="float">
            <text:p>21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625-[.A82])*100/625" office:value-type="float" office:value="20.8" calcext:value-type="float">
            <text:p>20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625-[.A83])*100/62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625-[.A84])*100/625" office:value-type="float" office:value="19.2" calcext:value-type="float">
            <text:p>19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625-[.A85])*100/625" office:value-type="float" office:value="18.4" calcext:value-type="float">
            <text:p>18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625-[.A86])*100/625" office:value-type="float" office:value="17.6" calcext:value-type="float">
            <text:p>17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625-[.A87])*100/625" office:value-type="float" office:value="16.8" calcext:value-type="float">
            <text:p>16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625-[.A88])*100/625" office:value-type="float" office:value="16" calcext:value-type="float">
            <text:p>1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625-[.A89])*100/625" office:value-type="float" office:value="15.2" calcext:value-type="float">
            <text:p>15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625-[.A90])*100/625" office:value-type="float" office:value="14.4" calcext:value-type="float">
            <text:p>14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625-[.A91])*100/625" office:value-type="float" office:value="13.6" calcext:value-type="float">
            <text:p>13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625-[.A92])*100/625" office:value-type="float" office:value="12.8" calcext:value-type="float">
            <text:p>12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625-[.A93])*100/625" office:value-type="float" office:value="12" calcext:value-type="float">
            <text:p>1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3" calcext:value-type="float">
            <text:p>2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625-[.A94])*100/625" office:value-type="float" office:value="11.2" calcext:value-type="float">
            <text:p>11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2" calcext:value-type="float">
            <text:p>2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625-[.A95])*100/625" office:value-type="float" office:value="10.4" calcext:value-type="float">
            <text:p>10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625-[.A96])*100/625" office:value-type="float" office:value="9.6" calcext:value-type="float">
            <text:p>9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625-[.A97])*100/625" office:value-type="float" office:value="8.8" calcext:value-type="float">
            <text:p>8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625-[.A98])*100/625" office:value-type="float" office:value="8" calcext:value-type="float">
            <text:p>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625-[.A99])*100/625" office:value-type="float" office:value="7.2" calcext:value-type="float">
            <text:p>7,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625-[.A100])*100/625" office:value-type="float" office:value="6.4" calcext:value-type="float">
            <text:p>6,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625-[.A101])*100/625" office:value-type="float" office:value="5.6" calcext:value-type="float">
            <text:p>5,6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625-[.A102])*100/625" office:value-type="float" office:value="4.8" calcext:value-type="float">
            <text:p>4,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625-[.A103])*100/625" office:value-type="float" office:value="4" calcext:value-type="float">
            <text:p>4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RANDBETWEEN(0;5)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table:formula="of:=RANDBETWEEN(0;26)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 table:number-rows-repeated="10484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4:58:03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1T13:57:44.489000000</meta:creation-date>
    <dc:date>2023-11-11T15:21:23.900000000</dc:date>
    <meta:editing-duration>PT1H55S</meta:editing-duration>
    <meta:editing-cycles>12</meta:editing-cycles>
    <meta:generator>LibreOffice/7.0.1.2$Windows_X86_64 LibreOffice_project/7cbcfc562f6eb6708b5ff7d7397325de9e764452</meta:generator>
    <meta:document-statistic meta:table-count="1" meta:cell-count="1125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color="#0000c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1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4500" fo:font-size="9pt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2.516cm" xlink:href=".." xlink:type="simple" chart:class="chart:line" chart:style-name="ch1">
        <chart:title svg:x="2.424cm" svg:y="0.385cm" chart:style-name="ch2">
          <text:p>Diagrame du Taux de réseaux satisfaits et du temps d'exécution moyen en fonction de la dureté</text:p>
        </chart:title>
        <chart:subtitle svg:x="9.116cm" svg:y="1.97cm" chart:style-name="ch3">
          <text:p>Densité 13</text:p>
        </chart:subtitle>
        <chart:plot-area chart:style-name="ch4" table:cell-range-address="Feuille1.B2:Feuille1.D50" chart:data-source-has-labels="both" svg:x="1.404cm" svg:y="2.877cm" svg:width="17.432cm" svg:height="8.418cm">
          <chart:coordinate-region svg:x="2.163cm" svg:y="3.037cm" svg:width="15.785cm" svg:height="7.201cm"/>
          <chart:axis chart:dimension="x" chart:name="primary-x" chart:style-name="ch5" chartooo:axis-type="auto">
            <chartooo:date-scale/>
            <chart:title svg:x="9.354cm" svg:y="11.545cm" chart:style-name="ch6">
              <text:p>Dureté(%)</text:p>
            </chart:title>
            <chart:categories table:cell-range-address="Feuille1.B3:Feuille1.B50"/>
          </chart:axis>
          <chart:axis chart:dimension="y" chart:name="primary-y" chart:style-name="ch7">
            <chart:title svg:x="18.961cm" svg:y="10.017cm" chart:style-name="ch8">
              <text:p>% d'instance ayant au moins une solution</text:p>
            </chart:title>
            <chart:grid chart:style-name="ch9" chart:class="major"/>
          </chart:axis>
          <chart:axis chart:dimension="y" chart:name="secondary-y" chart:style-name="ch10">
            <chart:title svg:x="0.431cm" svg:y="7.673cm" chart:style-name="ch11">
              <text:p>Temps en ms</text:p>
            </chart:title>
          </chart:axis>
          <chart:series chart:attached-axis="primary-y" chart:style-name="ch12" chart:values-cell-range-address="Feuille1.C3:Feuille1.C50" chart:label-cell-address="Feuille1.C2:Feuille1.C2" chart:class="chart:line">
            <chart:data-point chart:repeated="48"/>
          </chart:series>
          <chart:series chart:attached-axis="secondary-y" chart:style-name="ch13" chart:values-cell-range-address="Feuille1.D3:Feuille1.D50" chart:label-cell-address="Feuille1.D2:Feuille1.D2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ResSatis(%)</text:p>
                <draw:g>
                  <svg:desc>Feuille1.C2:Feuille1.C2</svg:desc>
                </draw:g>
              </table:table-cell>
              <table:table-cell office:value-type="string">
                <text:p>TpsExecMoyen(ms)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Feuille1.B3:Feuille1.B50</svg:desc>
                </draw:g>
              </table:table-cell>
              <table:table-cell office:value-type="float" office:value="0">
                <text:p>0</text:p>
                <draw:g>
                  <svg:desc>Feuille1.C3:Feuille1.C50</svg:desc>
                </draw:g>
              </table:table-cell>
              <table:table-cell office:value-type="float" office:value="5">
                <text:p>5</text:p>
                <draw:g>
                  <svg:desc>Feuille1.D3:Feuille1.D50</svg:desc>
                </draw:g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93">
                <text:p>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color="#0000c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4500" fo:font-size="9pt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2.516cm" xlink:href=".." xlink:type="simple" chart:class="chart:line" chart:style-name="ch1">
        <chart:title svg:x="2.424cm" svg:y="0.385cm" chart:style-name="ch2">
          <text:p>Diagrame du Taux de réseaux satisfaits et du temps d'exécution moyen en fonction de la dureté</text:p>
        </chart:title>
        <chart:subtitle svg:x="9.116cm" svg:y="1.97cm" chart:style-name="ch3">
          <text:p>Densité 26</text:p>
        </chart:subtitle>
        <chart:plot-area chart:style-name="ch4" table:cell-range-address="Feuille1.B20:Feuille1.B70 Feuille1.G20:Feuille1.H70" chart:data-source-has-labels="both" svg:x="1.404cm" svg:y="2.877cm" svg:width="17.432cm" svg:height="8.418cm">
          <chart:coordinate-region svg:x="2.417cm" svg:y="3.038cm" svg:width="15.595cm" svg:height="7.2cm"/>
          <chart:axis chart:dimension="x" chart:name="primary-x" chart:style-name="ch5" chartooo:axis-type="auto">
            <chartooo:date-scale/>
            <chart:title svg:x="9.354cm" svg:y="11.545cm" chart:style-name="ch6">
              <text:p>Dureté(%)</text:p>
            </chart:title>
            <chart:categories table:cell-range-address="Feuille1.B21:Feuille1.B70"/>
          </chart:axis>
          <chart:axis chart:dimension="y" chart:name="primary-y" chart:style-name="ch7">
            <chart:title svg:x="18.961cm" svg:y="10.015cm" chart:style-name="ch8">
              <text:p>% d'instance ayant au moins une solution</text:p>
            </chart:title>
            <chart:grid chart:style-name="ch9" chart:class="major"/>
          </chart:axis>
          <chart:axis chart:dimension="y" chart:name="secondary-y" chart:style-name="ch10">
            <chart:title svg:x="0.431cm" svg:y="7.673cm" chart:style-name="ch11">
              <text:p>Temps en ms</text:p>
            </chart:title>
          </chart:axis>
          <chart:series chart:attached-axis="primary-y" chart:style-name="ch12" chart:values-cell-range-address="Feuille1.G21:Feuille1.G70" chart:label-cell-address="Feuille1.G20:Feuille1.G20" chart:class="chart:line">
            <chart:data-point chart:repeated="50"/>
          </chart:series>
          <chart:series chart:attached-axis="secondary-y" chart:style-name="ch13" chart:values-cell-range-address="Feuille1.H21:Feuille1.H70" chart:label-cell-address="Feuille1.H20:Feuille1.H20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1.G20:Feuille1.G20</svg:desc>
                </draw:g>
              </table:table-cell>
              <table:table-cell office:value-type="string">
                <text:p>26</text:p>
                <draw:g>
                  <svg:desc>Feuille1.H20:Feuille1.H20</svg:desc>
                </draw:g>
              </table:table-cell>
            </table:table-row>
          </table:table-header-rows>
          <table:table-rows>
            <table:table-row>
              <table:table-cell office:value-type="float" office:value="69.6">
                <text:p>69.6</text:p>
                <draw:g>
                  <svg:desc>Feuille1.B21:Feuille1.B70</svg:desc>
                </draw:g>
              </table:table-cell>
              <table:table-cell office:value-type="float" office:value="0">
                <text:p>0</text:p>
                <draw:g>
                  <svg:desc>Feuille1.G21:Feuille1.G70</svg:desc>
                </draw:g>
              </table:table-cell>
              <table:table-cell office:value-type="float" office:value="5">
                <text:p>5</text:p>
                <draw:g>
                  <svg:desc>Feuille1.H21:Feuille1.H70</svg:desc>
                </draw:g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0">
                <text:p>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0">
                <text:p>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">
                <text:p>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">
                <text:p>0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3">
                <text:p>1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61">
                <text:p>61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95">
                <text:p>95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color="#0000c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4500" fo:font-size="9pt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2.516cm" xlink:href=".." xlink:type="simple" chart:class="chart:line" chart:style-name="ch1">
        <chart:title svg:x="2.424cm" svg:y="0.385cm" chart:style-name="ch2">
          <text:p>Diagrame du Taux de réseaux satisfaits et du temps d'exécution moyen en fonction de la dureté</text:p>
        </chart:title>
        <chart:subtitle svg:x="9.116cm" svg:y="1.97cm" chart:style-name="ch3">
          <text:p>Densité 38</text:p>
        </chart:subtitle>
        <chart:plot-area chart:style-name="ch4" table:cell-range-address="Feuille1.B40:Feuille1.B90 Feuille1.K40:Feuille1.L90" chart:data-source-has-labels="both" svg:x="1.404cm" svg:y="2.877cm" svg:width="17.432cm" svg:height="8.418cm">
          <chart:coordinate-region svg:x="2.417cm" svg:y="3.037cm" svg:width="15.595cm" svg:height="7.201cm"/>
          <chart:axis chart:dimension="x" chart:name="primary-x" chart:style-name="ch5" chartooo:axis-type="auto">
            <chartooo:date-scale/>
            <chart:title svg:x="9.354cm" svg:y="11.545cm" chart:style-name="ch6">
              <text:p>Dureté(%)</text:p>
            </chart:title>
            <chart:categories table:cell-range-address="Feuille1.B41:Feuille1.B90"/>
          </chart:axis>
          <chart:axis chart:dimension="y" chart:name="primary-y" chart:style-name="ch7">
            <chart:title svg:x="18.961cm" svg:y="10.013cm" chart:style-name="ch8">
              <text:p>% d'instance ayant au moins une solution</text:p>
            </chart:title>
            <chart:grid chart:style-name="ch9" chart:class="major"/>
          </chart:axis>
          <chart:axis chart:dimension="y" chart:name="secondary-y" chart:style-name="ch10">
            <chart:title svg:x="0.431cm" svg:y="7.673cm" chart:style-name="ch11">
              <text:p>Temps en ms</text:p>
            </chart:title>
          </chart:axis>
          <chart:series chart:attached-axis="primary-y" chart:style-name="ch12" chart:values-cell-range-address="Feuille1.K41:Feuille1.K90" chart:label-cell-address="Feuille1.K40:Feuille1.K40" chart:class="chart:line">
            <chart:data-point chart:repeated="50"/>
          </chart:series>
          <chart:series chart:attached-axis="secondary-y" chart:style-name="ch13" chart:values-cell-range-address="Feuille1.L41:Feuille1.L90" chart:label-cell-address="Feuille1.L40:Feuille1.L40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1.K40:Feuille1.K40</svg:desc>
                </draw:g>
              </table:table-cell>
              <table:table-cell office:value-type="string">
                <text:p>146</text:p>
                <draw:g>
                  <svg:desc>Feuille1.L40:Feuille1.L40</svg:desc>
                </draw:g>
              </table:table-cell>
            </table:table-row>
          </table:table-header-rows>
          <table:table-rows>
            <table:table-row>
              <table:table-cell office:value-type="float" office:value="53.6">
                <text:p>53.6</text:p>
                <draw:g>
                  <svg:desc>Feuille1.B41:Feuille1.B90</svg:desc>
                </draw:g>
              </table:table-cell>
              <table:table-cell office:value-type="float" office:value="0">
                <text:p>0</text:p>
                <draw:g>
                  <svg:desc>Feuille1.K41:Feuille1.K90</svg:desc>
                </draw:g>
              </table:table-cell>
              <table:table-cell office:value-type="float" office:value="120">
                <text:p>120</text:p>
                <draw:g>
                  <svg:desc>Feuille1.L41:Feuille1.L90</svg:desc>
                </draw:g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">
                <text:p>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0">
                <text:p>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0">
                <text:p>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73">
                <text:p>73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00">
                <text:p>10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00">
                <text:p>1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color="#0000c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1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d700" fo:font-size="9pt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700" draw:fill-color="#ffd7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2.516cm" xlink:href=".." xlink:type="simple" chart:class="chart:line" chart:style-name="ch1">
        <chart:title svg:x="2.118cm" svg:y="0.385cm" chart:style-name="ch2">
          <text:p>Diagrame du Taux de réseaux satisfaits et du nombre de TimeOut en fonction de la dureté</text:p>
        </chart:title>
        <chart:subtitle svg:x="9.116cm" svg:y="1.97cm" chart:style-name="ch3">
          <text:p>Densité 13</text:p>
        </chart:subtitle>
        <chart:plot-area chart:style-name="ch4" table:cell-range-address="Feuille1.B2:Feuille1.C50 Feuille1.E2:Feuille1.E50" chart:data-source-has-labels="both" svg:x="1.404cm" svg:y="2.877cm" svg:width="17.432cm" svg:height="8.418cm">
          <chart:coordinate-region svg:x="2.163cm" svg:y="3.037cm" svg:width="15.785cm" svg:height="7.201cm"/>
          <chart:axis chart:dimension="x" chart:name="primary-x" chart:style-name="ch5" chartooo:axis-type="auto">
            <chartooo:date-scale/>
            <chart:title svg:x="9.354cm" svg:y="11.545cm" chart:style-name="ch6">
              <text:p>Dureté(%)</text:p>
            </chart:title>
            <chart:categories table:cell-range-address="Feuille1.B3:Feuille1.B50"/>
          </chart:axis>
          <chart:axis chart:dimension="y" chart:name="primary-y" chart:style-name="ch7">
            <chart:title svg:x="18.961cm" svg:y="10.015cm" chart:style-name="ch8">
              <text:p>% d'instance ayant au moins une solution</text:p>
            </chart:title>
            <chart:grid chart:style-name="ch9" chart:class="major"/>
          </chart:axis>
          <chart:axis chart:dimension="y" chart:name="secondary-y" chart:style-name="ch10">
            <chart:title svg:x="0.431cm" svg:y="7.673cm" chart:style-name="ch11">
              <text:p>Nombre de TimeOut</text:p>
            </chart:title>
          </chart:axis>
          <chart:series chart:attached-axis="primary-y" chart:style-name="ch12" chart:values-cell-range-address="Feuille1.C3:Feuille1.C50" chart:label-cell-address="Feuille1.C2:Feuille1.C2" chart:class="chart:line">
            <chart:data-point chart:repeated="48"/>
          </chart:series>
          <chart:series chart:attached-axis="secondary-y" chart:style-name="ch13" chart:values-cell-range-address="Feuille1.E3:Feuille1.E50" chart:label-cell-address="Feuille1.E2:Feuille1.E2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ResSatis(%)</text:p>
                <draw:g>
                  <svg:desc>Feuille1.C2:Feuille1.C2</svg:desc>
                </draw:g>
              </table:table-cell>
              <table:table-cell office:value-type="string">
                <text:p>TimeOuts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Feuille1.B3:Feuille1.B50</svg:desc>
                </draw:g>
              </table:table-cell>
              <table:table-cell office:value-type="float" office:value="0">
                <text:p>0</text:p>
                <draw:g>
                  <svg:desc>Feuille1.C3:Feuille1.C50</svg:desc>
                </draw:g>
              </table:table-cell>
              <table:table-cell office:value-type="float" office:value="0">
                <text:p>0</text:p>
                <draw:g>
                  <svg:desc>Feuille1.E3:Feuille1.E50</svg:desc>
                </draw:g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color="#0000c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d700" fo:font-size="9pt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700" draw:fill-color="#ffd7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2.516cm" xlink:href=".." xlink:type="simple" chart:class="chart:line" chart:style-name="ch1">
        <chart:title svg:x="2.118cm" svg:y="0.385cm" chart:style-name="ch2">
          <text:p>Diagrame du Taux de réseaux satisfaits et du nombre de TimeOut en fonction de la dureté</text:p>
        </chart:title>
        <chart:subtitle svg:x="9.116cm" svg:y="1.97cm" chart:style-name="ch3">
          <text:p>Densité 26</text:p>
        </chart:subtitle>
        <chart:plot-area chart:style-name="ch4" table:cell-range-address="Feuille1.B21:Feuille1.B70 Feuille1.G20:Feuille1.G70 Feuille1.I20:Feuille1.I70" chart:data-source-has-labels="both" svg:x="1.404cm" svg:y="2.877cm" svg:width="17.432cm" svg:height="8.418cm">
          <chart:coordinate-region svg:x="2.036cm" svg:y="3.037cm" svg:width="15.976cm" svg:height="7.201cm"/>
          <chart:axis chart:dimension="x" chart:name="primary-x" chart:style-name="ch5" chartooo:axis-type="auto">
            <chartooo:date-scale/>
            <chart:title svg:x="9.354cm" svg:y="11.545cm" chart:style-name="ch6">
              <text:p>Dureté(%)</text:p>
            </chart:title>
            <chart:categories table:cell-range-address="Feuille1.B21:Feuille1.B70"/>
          </chart:axis>
          <chart:axis chart:dimension="y" chart:name="primary-y" chart:style-name="ch7">
            <chart:title svg:x="18.961cm" svg:y="10.013cm" chart:style-name="ch8">
              <text:p>% d'instance ayant au moins une solution</text:p>
            </chart:title>
            <chart:grid chart:style-name="ch9" chart:class="major"/>
          </chart:axis>
          <chart:axis chart:dimension="y" chart:name="secondary-y" chart:style-name="ch10">
            <chart:title svg:x="0.431cm" svg:y="7.673cm" chart:style-name="ch11">
              <text:p>Nombre de TimeOut</text:p>
            </chart:title>
          </chart:axis>
          <chart:series chart:attached-axis="primary-y" chart:style-name="ch12" chart:values-cell-range-address="Feuille1.G21:Feuille1.G70" chart:label-cell-address="Feuille1.G20:Feuille1.G20" chart:class="chart:line">
            <chart:data-point chart:repeated="50"/>
          </chart:series>
          <chart:series chart:attached-axis="secondary-y" chart:style-name="ch13" chart:values-cell-range-address="Feuille1.I21:Feuille1.I70" chart:label-cell-address="Feuille1.I20:Feuille1.I20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1.G20:Feuille1.G20</svg:desc>
                </draw:g>
              </table:table-cell>
              <table:table-cell office:value-type="string">
                <text:p>0</text:p>
                <draw:g>
                  <svg:desc>Feuille1.I20:Feuille1.I20</svg:desc>
                </draw:g>
              </table:table-cell>
            </table:table-row>
          </table:table-header-rows>
          <table:table-rows>
            <table:table-row>
              <table:table-cell office:value-type="float" office:value="69.6">
                <text:p>69.6</text:p>
                <draw:g>
                  <svg:desc>Feuille1.B21:Feuille1.B70</svg:desc>
                </draw:g>
              </table:table-cell>
              <table:table-cell office:value-type="float" office:value="0">
                <text:p>0</text:p>
                <draw:g>
                  <svg:desc>Feuille1.G21:Feuille1.G70</svg:desc>
                </draw:g>
              </table:table-cell>
              <table:table-cell office:value-type="float" office:value="0">
                <text:p>0</text:p>
                <draw:g>
                  <svg:desc>Feuille1.I21:Feuille1.I70</svg:desc>
                </draw:g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3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color="#0000c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d700" fo:font-size="9pt" fo:font-weight="bold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700" draw:fill-color="#ffd7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2.516cm" xlink:href=".." xlink:type="simple" chart:class="chart:line" chart:style-name="ch1">
        <chart:title svg:x="2.118cm" svg:y="0.385cm" chart:style-name="ch2">
          <text:p>Diagrame du Taux de réseaux satisfaits et du nombre de TimeOut en fonction de la dureté</text:p>
        </chart:title>
        <chart:subtitle svg:x="9.116cm" svg:y="1.97cm" chart:style-name="ch3">
          <text:p>Densité 38</text:p>
        </chart:subtitle>
        <chart:plot-area chart:style-name="ch4" table:cell-range-address="Feuille1.B41:Feuille1.B90 Feuille1.K40:Feuille1.K90 Feuille1.M40:Feuille1.M90" chart:data-source-has-labels="both" svg:x="1.404cm" svg:y="2.877cm" svg:width="17.432cm" svg:height="8.418cm">
          <chart:coordinate-region svg:x="2.036cm" svg:y="3.037cm" svg:width="15.976cm" svg:height="7.201cm"/>
          <chart:axis chart:dimension="x" chart:name="primary-x" chart:style-name="ch5" chartooo:axis-type="auto">
            <chartooo:date-scale/>
            <chart:title svg:x="9.354cm" svg:y="11.545cm" chart:style-name="ch6">
              <text:p>Dureté(%)</text:p>
            </chart:title>
            <chart:categories table:cell-range-address="Feuille1.B41:Feuille1.B90"/>
          </chart:axis>
          <chart:axis chart:dimension="y" chart:name="primary-y" chart:style-name="ch7">
            <chart:title svg:x="18.961cm" svg:y="10.011cm" chart:style-name="ch8">
              <text:p>% d'instance ayant au moins une solution</text:p>
            </chart:title>
            <chart:grid chart:style-name="ch9" chart:class="major"/>
          </chart:axis>
          <chart:axis chart:dimension="y" chart:name="secondary-y" chart:style-name="ch10">
            <chart:title svg:x="0.431cm" svg:y="7.673cm" chart:style-name="ch11">
              <text:p>Nombre de TimeOut</text:p>
            </chart:title>
          </chart:axis>
          <chart:series chart:attached-axis="primary-y" chart:style-name="ch12" chart:values-cell-range-address="Feuille1.K41:Feuille1.K90" chart:label-cell-address="Feuille1.K40:Feuille1.K40" chart:class="chart:line">
            <chart:data-point chart:repeated="50"/>
          </chart:series>
          <chart:series chart:attached-axis="secondary-y" chart:style-name="ch13" chart:values-cell-range-address="Feuille1.M41:Feuille1.M90" chart:label-cell-address="Feuille1.M40:Feuille1.M40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1.K40:Feuille1.K40</svg:desc>
                </draw:g>
              </table:table-cell>
              <table:table-cell office:value-type="string">
                <text:p>0</text:p>
                <draw:g>
                  <svg:desc>Feuille1.M40:Feuille1.M40</svg:desc>
                </draw:g>
              </table:table-cell>
            </table:table-row>
          </table:table-header-rows>
          <table:table-rows>
            <table:table-row>
              <table:table-cell office:value-type="float" office:value="53.6">
                <text:p>53.6</text:p>
                <draw:g>
                  <svg:desc>Feuille1.B41:Feuille1.B90</svg:desc>
                </draw:g>
              </table:table-cell>
              <table:table-cell office:value-type="float" office:value="0">
                <text:p>0</text:p>
                <draw:g>
                  <svg:desc>Feuille1.K41:Feuille1.K90</svg:desc>
                </draw:g>
              </table:table-cell>
              <table:table-cell office:value-type="float" office:value="0">
                <text:p>0</text:p>
                <draw:g>
                  <svg:desc>Feuille1.M41:Feuille1.M90</svg:desc>
                </draw:g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73">
                <text:p>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